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2D000002611A91082FA262AE1C.png" manifest:media-type="image/png"/>
  <manifest:file-entry manifest:full-path="Pictures/100000010000012D0000026125E6657CCCB9BF52.png" manifest:media-type="image/png"/>
  <manifest:file-entry manifest:full-path="Pictures/100000010000012D000002617D51A8F54B72E0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.353cm" draw:shadow-offset-y="0.353cm" draw:shadow-color="#000000" draw:shadow-opacity="80%" loext:shadow-blur="0.7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85cm" svg:height="11.458cm" svg:x="1.27cm" svg:y="1.905cm">
          <draw:image xlink:href="Pictures/100000010000012D0000026125E6657CCCB9BF52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11.43cm" svg:x="10.16cm" svg:y="1.905cm">
          <draw:image xlink:href="Pictures/100000010000012D000002617D51A8F54B72E03B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11.43cm" svg:x="19.05cm" svg:y="1.905cm">
          <draw:image xlink:href="Pictures/100000010000012D000002611A91082FA262AE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09:04:59.643000000</meta:creation-date>
    <dc:date>2024-06-14T02:26:39.807000000</dc:date>
    <meta:editing-duration>PT13H4M14S</meta:editing-duration>
    <meta:editing-cycles>18</meta:editing-cycles>
    <meta:generator>LibreOffice/7.5.4.2$Windows_X86_64 LibreOffice_project/36ccfdc35048b057fd9854c757a8b67ec53977b6</meta:generator>
    <meta:document-statistic meta:object-count="26"/>
  </office:meta>
</office:document-meta>
</file>